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fo:font-weight="normal" style:font-weight-asian="normal" style:font-weight-complex="normal"/>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span class="titre1"&gt;Éléonore Standfort&lt;/span&gt;<text:line-break/><text:line-break/><text:line-break/>&lt;div class="presentation_pass" style="background-image: url(http://img15.hostingpics.net/pics/873790passmytran.png);"&gt;<text:line-break/>&lt;span class="titre_pres_pass"&gt;Passeport&lt;/span&gt;<text:line-break/>&lt;br/&gt;<text:line-break/>[b]Nom :[/b] Stanfort<text:line-break/>[b]Prénom :[/b] Éléonore<text:line-break/>[b]Surnom :[/b] N/A<text:line-break/>[b]Sexe :[/b] Féminin<text:line-break/>[b]Âge :[/b] 26 ans d'apparence, 32 en réalité (anomalie)<text:line-break/>[b]Métier :[/b] Gharyn<text:line-break/>[b]Communauté :[/b] My'trä - Zagash<text:line-break/>[b]Lieu de naissance :[/b] /<text:line-break/>&lt;/div&gt;<text:line-break/><text:line-break/>&lt;div class="presentation_apt"&gt;<text:line-break/>&lt;span class="titre_pres_pass"&gt;Aptitudes &amp; possessions&lt;/span&gt;<text:line-break/>[list][*][b]Croyance :[/b] Adepte de Dalai<text:line-break/>[*][b]Magies affiliées :[/b] Eau - interrogatoires<text:line-break/>[*][b]Armes et habiletés :[/b] Indiquez les armes que votre personnage porte habituellement sur lui ainsi que ses compétences quotidiennes. Attention, pas de technologie !<text:line-break/>[*][b]Familiers/montures :[/b] /<text:line-break/>[*][b]Autres possessions :[/b] /[/list]<text:line-break/>&lt;/div&gt;<text:line-break/><text:line-break/>&lt;div class="presentation"&gt;<text:line-break/>&lt;span class="titre_pres"&gt;Profil psychologique&lt;/span&gt;Le caractère d'Eléonore a cela d'unique en son genre qu'on peut aisément le décrire en un ensemble de traits hautement contradictoires. Que ce soit le décalage irrationnel entre la rigueur quasi militaire dont elle fait preuve au quotidien et les instants d'insanité qui peuvent la prendre de temps à autre ou encore <text:span text:style-name="T1">l'opposition entre le zèle avec lequel elle applique les préceptes de Dalai et sa passion presque hérétique pour la technologie daënare qui lui a d'ailleurs valu son statut d'anomalie, la jeune femme fait preuve d'une inconsistance chronique dans ses choix qui la rend difficile à cerner pour le premier venu.</text:span></text:p>
      <text:p text:style-name="Standard"><text:span text:style-name="T1"/></text:p>
      <text:p text:style-name="Standard"><text:span text:style-name="T1">Le premier aspect de la personnalité d'un originaire de Zagash qui vous viendrait à l'esprit serait probablement leur tendance à l'agressivité. En ce sens, Eléonore a hérité pleinement de cette caractéristique de son peuple, allant jusqu'à faire de la guerre son métier -avant de se ranger en politique. La jeune femme n'est pas du genre à signer des traités de paix et elle a même poussé le vice tellement loin que le seul objectif personnel qu'elle poursuit aujourd'hui est une guerre totale contre Daënastre et, à terme, l'anéantissement de ce peuple d'hérétiques. Bien évidemment, notre blondinette est trop maligne pour afficher cette ambition au grand jour -ou en tout cas pas de manière aussi manifeste, ne voulant pas risquer de se mettre à dos la classe dirigeante pantouflarde de My'trä.</text:span></text:p>
      <text:p text:style-name="Standard"><text:span text:style-name="T1"/></text:p>
      <text:p text:style-name="Standard"><text:span text:style-name="T1">Car malgré ses instincts belliqueux, Eléonore est loin d'être une brute écervelée. Bouffée par une ambition sans limite, elle sait user des stratagèmes les plus retors pour arriver à ses fins. Si l'on devait lui prêter une devise, ce serait sans doute « la fin justifie les moyens ». La jeune femme sait ce qu'elle veut, et elle l'obtient très souvent, sans parfois trop de soucier de l'art ou de la manière. C'est d'ailleurs sans doute ce qui l'a poussée à se spécialiser dans le renseignement durant son séjour dans l'armée. Ca et son grain de folie, sans doute.</text:span></text:p>
      <text:p text:style-name="Standard"><text:soft-page-break/><text:span text:style-name="T1"/></text:p>
      <text:p text:style-name="Standard"><text:span text:style-name="T1">Carrée</text:span></text:p>
      <text:p text:style-name="Standard"><text:span text:style-name="T1">Ambitieuse</text:span></text:p>
      <text:p text:style-name="P1"><text:span text:style-name="T1">Vicieuse</text:span></text:p>
      <text:p text:style-name="Standard"><text:span text:style-name="T1">Folle</text:span></text:p>
      <text:p text:style-name="Standard"><text:span text:style-name="T1">Pragmatique tendance sadisme</text:span></text:p>
      <text:p text:style-name="Standard"><text:span text:style-name="T1">Cynique</text:span></text:p>
      <text:p text:style-name="P2"><text:span text:style-name="T1">Intelligente</text:span></text:p>
      <text:p text:style-name="Standard"><text:span text:style-name="T1">« La fin justifie les moyens » =&gt; passion pour la technologie</text:span>&lt;/div&gt;<text:line-break/><text:line-break/>&lt;div class="presentation"&gt;<text:line-break/>&lt;span class="titre_pres"&gt;Physiologie&lt;/span&gt;De prime abord, Eléonore pourrait sembler charmante. Un corps galbé et des formes minutieusement sculptées au fil des années contribuent à donner à sa silhouette un aspect presque idéal. En dehors de son allure finement ciselée, la jeune femme possède des mensurations relativement communes étant donné l'âge auquel son corps a arrêté sa croissance. Du haut de son mètre soixante -et des poussières, elle n'a pas une carrure des plus impressionnantes à première vue, bien que sous-estimer sa force physique serait une erreur à ne pas commettre. Mais si sa stature n'a rien grandiose, Eléonore compense sans mal cet aspect de son physique par un charisme indicible. En effet, l'anomalie possède une prestance que beaucoup de ses relations qualifient d'inégalée. L'aura électrique qu'elle dégage à chacune de ses prises de parole a de quoi vous saisir et</text:p>
      <text:p text:style-name="Standard"/>
      <text:p text:style-name="Standard">Le visage d'Eléonore est à l'image du reste de son corps. A l'instar de ce dernier, il se décompose en un singulier mélange de finesse et de folie douce. Ses yeux d'un vert profond vous transpercent aussi facilement qu'une lame de couteau mais si vous parvenez à soutenir son regard assez longtemps vous pourrez peut-être apercevoir une étincelle de déraison au fond de ses iris de jade. Comme pour appuyer -inutilement- ce regard loufoque, le petit nez pointu qui trône au milieu de son minois semble vouloir constamment s'exprimer. Les plus observateurs se rendront en effet assez vite compte qu'outre ses sourcils ayant une tendance prononcée à la gesticulation, c'est par ce biais que les sentiments d'Eléonore se traduisent le plus, que ce soit par une risette narquoise ou des narines qui se froncent en cas de contrariété avancée. De fines lèvres étonnamment pâles viennent compléter ce tableau excentrique, aux bords desquelles flotte presque toujours un vague sourire ironique, quand elles ne sont pas fermées en une expression de sérieux austère. Venant encadrer ce portrait, sa fine chevelure dorée virevoltant au vent dans un ensemble assez peu entretenu semble être la seule partie de son apparence à se défaire de sa rigueur militaire.</text:p>
      <text:p text:style-name="Standard"/>
      <text:p text:style-name="Standard">Car pour le reste, l'impression qui se dégage majoritairement de sa manière de se tenir et de se vêtir est sans doute l'austérité. Elle porte pratiquement constamment des vêtements serrés aux allures martiales, sans compter un chapeau ressemblant à un béret qui n'est pas sans rappeler ceux de la marine. Des bottes de cuir et des hauts aux frontières du corset viennent compléter cette panoplie, aidant Eléonore à affirmer une posture droite et fière que la jeune femme met un point d'honneur à ne jamais négliger en public.&lt;/div&gt;<text:line-break/><text:line-break/>&lt;fieldset class="biographie"&gt;<text:line-break/>&lt;legend style="font-size:25px; color:#ccae50; font-family: Cinzel; text-shadow: 0 0 5px;"&gt;Biographie&lt;/legend&gt;<text:line-break/>&lt;p style="font-style: italic; font-family: Raleway, sans-serif;<text:line-break/>text-align: justify;"&gt;ÉCRIVEZ ICI L'HISTOIRE DE VOTRE PERSONNAGE (315 mots minimum)&lt;/p&gt;<text:line-break/>&lt;/fieldset&gt;<text:line-break/><text:line-break/>&lt;div class="presentation_irl"&gt;<text:line-break/><text:soft-page-break/>&lt;span class="titre_pres_pass"&gt;Dans la vraie vie ?&lt;/span&gt;<text:line-break/>&lt;br/&gt;<text:line-break/>[b]Quel âge avez-vous ? [/b] <text:s/>26 ans<text:line-break/>[b]Comment avez-vous découvert le forum ?[/b] J'ai créé internet.<text:line-break/>[b]La création de votre fiche a-t-elle été fastidieuse ?[/b] Toujours.<text:line-break/>[b]Avez-vous des suggestions pour rendre la validation plus facile ?[/b] Hum...<text:line-break/>[b]Code du règlement :[/b] Ne pas vendre le perruque de Bobol' avant de l'avoir soudoyé <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7T23:09:10.24</meta:creation-date>
    <dc:date>2018-01-09T16:24:11.71</dc:date>
    <meta:editing-duration>PT7H10M25S</meta:editing-duration>
    <meta:editing-cycles>153</meta:editing-cycles>
    <meta:generator>OpenOffice/4.1.3$Win32 OpenOffice.org_project/413m1$Build-9783</meta:generator>
    <meta:document-statistic meta:table-count="0" meta:image-count="0" meta:object-count="0" meta:page-count="3" meta:paragraph-count="13" meta:word-count="971" meta:character-count="6567"/>
  </office:meta>
</office:document-meta>
</file>